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086c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86c37" officeooo:paragraph-rsid="00086c3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992e2" officeooo:paragraph-rsid="000992e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ab2e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e417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1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0e5c8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6c37"/>
    </style:style>
    <style:style style:name="T3" style:family="text">
      <style:text-properties fo:language="ru" fo:country="RU" officeooo:rsid="000bc4ff"/>
    </style:style>
    <style:style style:name="T4" style:family="text">
      <style:text-properties fo:language="ru" fo:country="RU" officeooo:rsid="000e4173"/>
    </style:style>
    <style:style style:name="T5" style:family="text">
      <style:text-properties fo:language="ru" fo:country="RU" officeooo:rsid="0010e5c8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officeooo:rsid="000ab2ef"/>
    </style:style>
    <style:style style:name="T9" style:family="text">
      <style:text-properties fo:language="en" fo:country="US" officeooo:rsid="000bc4ff"/>
    </style:style>
    <style:style style:name="T10" style:family="text">
      <style:text-properties fo:language="en" fo:country="US" officeooo:rsid="000e4173"/>
    </style:style>
    <style:style style:name="T11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86c37"/>
    </style:style>
    <style:style style:name="T16" style:family="text">
      <style:text-properties officeooo:rsid="000992e2"/>
    </style:style>
    <style:style style:name="T17" style:family="text">
      <style:text-properties officeooo:rsid="000ab2ef"/>
    </style:style>
    <style:style style:name="T18" style:family="text">
      <style:text-properties officeooo:rsid="000bc4ff"/>
    </style:style>
    <style:style style:name="T19" style:family="text">
      <style:text-properties officeooo:rsid="000e4173"/>
    </style:style>
    <style:style style:name="T20" style:family="text">
      <style:text-properties officeooo:rsid="0010e5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3">EVO Reset Service</text:p>
      <text:p text:style-name="P12"/>
      <text:p text:style-name="P15"><text:span text:style-name="T20">04.12.2012 </text:span><text:span text:style-name="T5">Версия 0.51</text:span><text:span text:style-name="T20">a </text:span><text:span text:style-name="T5">Исправление.</text:span></text:p>
      <text:p text:style-name="P15"><text:span text:style-name="T5">- исправлена блокировка при отсуствии </text:span><text:span text:style-name="T20">SD </text:span><text:span text:style-name="T5">карты на </text:span><text:span text:style-name="T20">NeoGS.</text:span></text:p>
      <text:p text:style-name="P2"><text:span text:style-name="T4"/></text:p>
      <text:p text:style-name="P2"><text:span text:style-name="T4">03</text:span><text:span text:style-name="T2">.</text:span><text:span text:style-name="T3">1</text:span><text:span text:style-name="T4">2</text:span><text:span text:style-name="T2">.2012</text:span><text:span text:style-name="T15"> </text:span><text:span text:style-name="T2">Версия 0.51 Исправления и дополнения</text:span></text:p>
      <text:p text:style-name="P3"><text:span text:style-name="T2">- устранено зависание драйвера </text:span><text:span text:style-name="T15">NeoGS </text:span><text:span text:style-name="T2">при определении наличия </text:span><text:span text:style-name="T15">SD </text:span><text:span text:style-name="T2">карты из-за изменения настроек прерываний.</text:span></text:p>
      <text:p text:style-name="P5">- <text:span text:style-name="T16">устранена невозможность выбрать файл для загрузки с ленты при отсутствии в корне директорий.</text:span></text:p>
      <text:p text:style-name="P6">- <text:span text:style-name="T17">устранена проблема сброса/зависания при запуске </text:span><text:span text:style-name="T8">TAP </text:span><text:span text:style-name="T17">файлов при заблокированном режиме 48к.</text:span></text:p>
      <text:p text:style-name="P7">- <text:span text:style-name="T18">сделано автоопределение наличия </text:span><text:span text:style-name="T9">SD </text:span><text:span text:style-name="T18">карт с возможностью отключения.</text:span></text:p>
      <text:p text:style-name="P8"><text:span text:style-name="T19">- сделана выдача сообщение с блокировкой дальнейшей работы при обращении к примонтированному образу после удаления </text:span><text:span text:style-name="T10">SD </text:span><text:span text:style-name="T19">карты с которой был примонтирован образ.</text:span></text:p>
      <text:p text:style-name="P8"><text:span text:style-name="T19">- сделан контроль наличия </text:span><text:span text:style-name="T10">SD </text:span><text:span text:style-name="T19">карт с выдачей сообщения и блокировкой дальнейшей работы.</text:span></text:p>
      <text:p text:style-name="P8"><text:span text:style-name="T19">- переименован пункт </text:span><text:span text:style-name="T10">«W.Turbo Mode» </text:span><text:span text:style-name="T19">в </text:span><text:span text:style-name="T10">«W.CPU frequency».</text:span></text:p>
      <text:p text:style-name="P8"><text:span text:style-name="T19">- сделана принудительная полная инициализация после обновления </text:span><text:span text:style-name="T10">FlashROM.</text:span></text:p>
      <text:p text:style-name="P8"><text:span text:style-name="T19">- нажатие 0+</text:span><text:span text:style-name="T10">RESET </text:span><text:span text:style-name="T19">теперь не только возвращает основной режим, но и делает полную инициализацию внутренних переменных.</text:span></text:p>
      <text:p text:style-name="P8"><text:span text:style-name="T19">- сделан </text:span><text:span text:style-name="T10">CRC </text:span><text:span text:style-name="T19">контроль содержимого </text:span><text:span text:style-name="T10">CMOS </text:span><text:span text:style-name="T19">памяти используемых в работе, при неправильной </text:span><text:span text:style-name="T10">CRC </text:span><text:span text:style-name="T19">все используемые в работе ячейки перезаписываются исходными значениями.</text:span></text:p>
      <text:p text:style-name="P4"/>
      <text:p text:style-name="P2"><text:span text:style-name="T1">27.05.2012</text:span> <text:span text:style-name="T1">Версия 0.5 Исправления и дополнения</text:span></text:p>
      <text:p text:style-name="P2"><text:span text:style-name="T1">- устранено не сохранение/не восстановление регистра </text:span>«I» <text:span text:style-name="T1">при вызовах </text:span>RST 8.</text:p>
      <text:p text:style-name="P4">- пункт основного меню <text:span text:style-name="T6">«FAT boot» </text:span>переименован в «<text:span text:style-name="T6">File browser</text:span>».</text:p>
      <text:p text:style-name="P4">- в меню «<text:span text:style-name="T6">Service</text:span>» удалены пункты «<text:span text:style-name="T6">Load font 4 TEXTMODE</text:span>» и «<text:span text:style-name="T6">Image to RAMDISK</text:span>», функции этих пунктов теперь производятся через «<text:span text:style-name="T6">File browser</text:span>».</text:p>
      <text:p text:style-name="P4"><text:span text:style-name="T6">- </text:span>в меню «<text:span text:style-name="T6">Service</text:span>» добавлен пункт принудительного сброса на дефолтные значения <text:span text:style-name="T6">CMOS. </text:span>Также добавлен пункт демонтирования образов, если ни один образ не примонтирован меню не появляется.</text:p>
      <text:p text:style-name="P4">- загрузка/запуск файлов раскиданные ранее по разным пунктам разных меню теперь производятся через «<text:span text:style-name="T6">File browser</text:span>», кроме обновления прошивок. Обновление прошивок оставлено на старом месте.</text:p>
      <text:p text:style-name="P4">- переделан порядок доступа к <text:span text:style-name="T6">FAT </text:span>файлам, выбор устройства можно делать после вывода содержимого на экран. По умолчанию после сброса выводится содержимое того устройства, которое найдено последним<text:span text:style-name="T6">.</text:span></text:p>
      <text:p text:style-name="P4">- работа с <text:span text:style-name="T6">FAT </text:span>полностью перенесена в ПЗУ, вся вызовы сделаны через <text:span text:style-name="T6">RST 8</text:span>.</text:p>
      <text:p text:style-name="P4">- сделана сортировка по первым символам для директорий/файлов (сначала для директорий, потом для файлов).</text:p>
      <text:p text:style-name="P4">- сделано монтирование <text:span text:style-name="T6">TRD </text:span>образов на чтение/запись непосредственно на <text:span text:style-name="T6">FAT.</text:span></text:p>
      <text:p text:style-name="P4">- сделано монтирование <text:span text:style-name="T6">TRD </text:span>образов из текстового файла <text:span text:style-name="T6">IMAGE.MNT. </text:span>Возможность сохранения примонтированных образов в этот файл пока отсутствует.</text:p>
      <text:p text:style-name="P4">- в главном меню добавлен пункт «<text:span text:style-name="T6">Setup</text:span>»<text:span text:style-name="T6">. </text:span>Пока в нем 2 пункта: включение/выключение звука нажатых клавиш и включение/выключение доступа к <text:span text:style-name="T6">SD card NeoGS.</text:span></text:p>
      <text:p text:style-name="P4"><text:span text:style-name="T6">- </text:span>в связи с возможностью монтирования <text:span text:style-name="T6">TRD </text:span>образов сделана запись в драйверах устройств, пока только для монтировщика образов. <text:span text:style-name="T6">FAT </text:span>возможностей записи пока не имеет.</text:p>
      <text:p text:style-name="P4">- окно «<text:span text:style-name="T6">File browser</text:span>» увеличено в размерах и теперь выводится шрифтом 6х8. Показывают всегда длинные имена, если они есть. Максимальная длина выводимого имени 31 символ, при большей длине справа рисуется стрелочка. </text:p>
      <text:p text:style-name="P4">- после переезда работы с <text:span text:style-name="T6">FAT </text:span>в ПЗУ инициализация всех устройств делается всегда сразу по сбросу.</text:p>
      <text:p text:style-name="P4">- сделано сохранение текущего пути при переходах по директориям.</text:p>
      <text:p text:style-name="P4">- обработчик и установщик <text:span text:style-name="T6">NMI </text:span>переехал в другую страницу ПЗУ и почти полностью переделан. Сделана проверка включения/сброса для инициализации некоторых переменных.</text:p>
      <text:p text:style-name="P4">- шрифты для текстового режима теперь хранятся в упакованном виде.</text:p>
      <text:p text:style-name="P4">- переделаны вызовы <text:span text:style-name="T6">RST 8, </text:span>сделаны вызова из <text:span text:style-name="T6">EVO-DOS </text:span>для работы с примонтированными образами.</text:p>
      <text:p text:style-name="P4">- при загрузке <text:span text:style-name="T6">TAP </text:span>файлов через «<text:span text:style-name="T6">File browser</text:span>» принудительно включается бит эмуляции работы с лентой в <text:span text:style-name="T6">CMOS. </text:span>При вызове через «<text:span text:style-name="T6">Tape loader</text:span>» зависит от установленного режима.</text:p>
      <text:p text:style-name="P4"><text:soft-page-break/>- при выборе <text:span text:style-name="T6">TRD </text:span>образов выдается меню выбора монтировать файл или загружать в рамдиск. <text:span text:style-name="T6">FDI </text:span>и <text:span text:style-name="T6">SCL </text:span>образа всегда грузятся в рамдиск.</text:p>
      <text:p text:style-name="P4"/>
      <text:p text:style-name="P4">24.01.2012 Версия 0.49<text:span text:style-name="T6">c </text:span>Переделки</text:p>
      <text:p text:style-name="P4">- переделаны обработчики <text:span text:style-name="T6">RST 8 </text:span>и <text:span text:style-name="T6">NMI </text:span>для полной независимости друг от друга.</text:p>
      <text:p text:style-name="P4">- заменены шрифты для текстмода.</text:p>
      <text:p text:style-name="P2"/>
      <text:p text:style-name="P2">23.01.2012 <text:span text:style-name="T1">Версия 0.49</text:span>b <text:span text:style-name="T1">Исправление</text:span></text:p>
      <text:p text:style-name="P2"><text:span text:style-name="T1">- исправлена работа с принтером, теперь при подключенном </text:span>TSFM <text:span text:style-name="T1">и переходе в </text:span>Basic 48 <text:span text:style-name="T1">не происходит зависаний в независимости от наличия или отсутствия принтера.</text:span></text:p>
      <text:p text:style-name="P2">- <text:span text:style-name="T1">обновлены шрифты для текстмода.</text:span></text:p>
      <text:p text:style-name="P2"><text:span text:style-name="T1">- добавлен еще один шрифт для </text:span>Magic <text:span text:style-name="T1">меню похожий по стилю на использованный в АТМ, но в </text:span><text:span text:style-name="T1">кодировке </text:span>CP866.</text:p>
      <text:p text:style-name="P2"/>
      <text:p text:style-name="P2">19.01.2012 <text:span text:style-name="T1">Версия 0.49</text:span>a <text:span text:style-name="T1">Исправление</text:span></text:p>
      <text:p text:style-name="P4">- исправлена проблема неправильного считывания фонта из-за несвоевременного переключения отображаемых экранов.</text:p>
      <text:p text:style-name="P4">- исправлено отображение некоторых регистров процессора.</text:p>
      <text:p text:style-name="P4"/>
      <text:p text:style-name="P4">18.01.2012 Версия 0.49 Добавление</text:p>
      <text:p text:style-name="P4">- добавлена поддержка волшебной кнопки <text:span text:style-name="T6">Magic.</text:span></text:p>
      <text:p text:style-name="P2"/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4"/>
      <text:p text:style-name="P4">17.12.2011 Версия 0.48 Дополнение</text:p>
      <text:p text:style-name="P4">- немного переделан тест <text:span text:style-name="T6">PC </text:span>клавиатуры, добавлено управление светодиодом <text:span text:style-name="T6">Caps LOCK.</text:span></text:p>
      <text:p text:style-name="P4"><text:span text:style-name="T6">- </text:span>в меню сервис поменяны местами пункты <text:span text:style-name="T6">“Image to RAMDISK” </text:span>и<text:span text:style-name="T6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4"/>
      <text:p text:style-name="P4">16.12.2011 Версия 0.47<text:span text:style-name="T6">d </text:span>Исправление</text:p>
      <text:p text:style-name="P4">- исправлено не выставление режимов памяти и турбо при запуске <text:span text:style-name="T6">HDD boot </text:span>и <text:span text:style-name="T6">CD boot.</text:span> </text:p>
      <text:p text:style-name="P4"/>
      <text:p text:style-name="P4">16.12.2011 Версия 0.47<text:span text:style-name="T6">c </text:span>Исправление</text:p>
      <text:p text:style-name="P4">- внесено еще немного изменений в <text:span text:style-name="T6">SPG </text:span>загрузчик.</text:p>
      <text:p text:style-name="P4"/>
      <text:p text:style-name="P4">15.12.2011 Версия 0.47<text:span text:style-name="T6">b </text:span>Исправление</text:p>
      <text:p text:style-name="P4">- добавлены изменения в код <text:span text:style-name="T6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4">- переделан загрузчик HOBETA файлов и перенесен в другую страницу ROM.</text:p>
      <text:p text:style-name="P4">- добавлена возможность запускать <text:span text:style-name="T6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4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<text:soft-page-break/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4">- добавлена возможность сброса в прошивку пользователя (<text:span text:style-name="T6">Custom ROM).</text:span></text:p>
      <text:p text:style-name="P4"><text:span text:style-name="T6">- </text:span>добавлена возможность менять прошивку пользователя (<text:span text:style-name="T6">Custom ROM) </text:span>размером 64 Кб не обновляя весь <text:span text:style-name="T6">ROM</text:span>.</text:p>
      <text:p text:style-name="P4">- изменены настройки хранимые в <text:span text:style-name="T6">CMOS </text:span>на противоположные для пунктов «<text:span text:style-name="T14">Reload FONT</text:span>» и «<text:span text:style-name="T14">Type FONT</text:span>». Теперь при инициализации настроек в <text:span text:style-name="T6">CMOS </text:span>пункты будут по умолчанию принимать значения <text:span text:style-name="T6">«</text:span><text:span text:style-name="T7">ON</text:span><text:span text:style-name="T6">» </text:span>и <text:span text:style-name="T6">«</text:span><text:span text:style-name="T7">CP866</text:span><text:span text:style-name="T6">» <text:s/></text:span><text:span text:style-name="T1">соответственно</text:span><text:span text:style-name="T6"> .</text:span></text:p>
      <text:p text:style-name="P4">- добавлено выставление режимов турбо при удержании <text:span text:style-name="T6">CS, SS, SPACE </text:span>при сбросе.</text:p>
      <text:p text:style-name="P4"/>
      <text:p text:style-name="P4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4"/>
      <text:p text:style-name="P2"><text:span text:style-name="T1">28.09.2011</text:span> <text:span text:style-name="T1">Версия 0.44 Исправления и дополнения</text:span></text:p>
      <text:p text:style-name="P4">- исправлен неправильное вычисления ширины окна из-за чего скроллер сдвигал не только в окне.</text:p>
      <text:p text:style-name="P4">- драйвера и менеджер устройств перенесены в ПЗУ и работают оттуда же. </text:p>
      <text:p text:style-name="P4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4">- исправлена ошибка из-за которой переключенные режимы не обновлялись на экране.</text:p>
      <text:p text:style-name="P4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4"/>
      <text:p text:style-name="P2"><text:span text:style-name="T1">21.07.2011</text:span> <text:span text:style-name="T1">Версия 0.41 Изменения и дополнения.</text:span></text:p>
      <text:p text:style-name="P4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4"/>
      <text:p text:style-name="P4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4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4">- переделан вывод рамки для <text:span text:style-name="T6">CMOS editor </text:span>в зависимости от выбранного шрифта.</text:p>
      <text:p text:style-name="P4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4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4">- исправлена ошибка неправильного вычисления высоты файлового окна в зависимости от количества файлов</text:p>
      <text:p text:style-name="P4">- добавлено переключение загрузки с магнитофонного входа или с <text:span text:style-name="T6">FAT </text:span>устройств.</text:p>
      <text:p text:style-name="P4">- добавлена возможность загрузки и запуска <text:span text:style-name="T6">TAP </text:span>файлов.</text:p>
      <text:p text:style-name="P4"/>
      <text:p text:style-name="P4">23.03.2011 Версия 0.37 Дополнение.</text:p>
      <text:p text:style-name="P4">- в редакторе <text:span text:style-name="T6">CMOS </text:span>каждую секунду обновляются ячейки времени и перепечатываются на экране.</text:p>
      <text:p text:style-name="P4"><text:soft-page-break/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</text:span><text:span text:style-name="T1">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4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4">- изменено ожидание нажатия клавиш при ошибках.</text:p>
      <text:p text:style-name="P4"/>
      <text:p text:style-name="P4">07.02.2011 Версия 0.31 Дополнение.</text:p>
      <text:p text:style-name="P4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4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</text:span><text:span text:style-name="T1">килобайт.</text:span></text:p>
      <text:p text:style-name="P4">- удалена очистка страниц памяти.</text:p>
      <text:p text:style-name="P4">- переделано форматирование рамдиска с учетом его нового формата.</text:p>
      <text:p text:style-name="P4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4">- рамдиск усложнился, в первой странице рамдиска создается таблица дорожек и секторов. Для <text:span text:style-name="T6">FDI </text:span>образа конвертируется заголок, для <text:span text:style-name="T6">TRD </text:span>и <text:span text:style-name="T6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4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oft-page-break/><text:span text:style-name="T1">- добавлен еще один тип разделов </text:span>FAT <text:span text:style-name="T1">при поиске в </text:span>MBR.</text:p>
      <text:p text:style-name="P4">- сделано принудительное определение <text:span text:style-name="T6">FAT </text:span>даже при наличии <text:span text:style-name="T6">MBR.</text:span></text:p>
      <text:p text:style-name="P4">- начало рамдиска переехало на одну страницу вниз.</text:p>
      <text:p text:style-name="P4"/>
      <text:p text:style-name="P4">28.11.2010 Версия 0.24 Изменения.</text:p>
      <text:p text:style-name="P4">- изменен прошивальщик ПЗУ. Теперь прошивает все ПЗУ полностью все 512 Кб. Соотвественно в файловом окне отображаются только <text:span text:style-name="T6">ROM </text:span>файлы размером 512 Кб. Файлы размером 64 Кб не отображаются и не прошиваются.</text:p>
      <text:p text:style-name="P4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4">- устранено появление мышиного курсора при выборе конфигурации и при переключении турбо режима.</text:p>
      <text:p text:style-name="P4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4">- исправлено вылезание курсора в файловом окне при отсуствии файлов и нажатии кнопки перехода на страницу вверх.</text:p>
      <text:p text:style-name="P4">- поправлена упущенная возможность запуска кодовых блоков через <text:span text:style-name="T6">«FAT boot» </text:span>с возможностью выхода в Бейсик.</text:p>
      <text:p text:style-name="P4"/>
      <text:p text:style-name="P4">13.11.2010 Версия 0.22 Добавление функционала и исправление ошибки.</text:p>
      <text:p text:style-name="P4">- исправлена ошибка высчитывания остатка загрузки в страницу памяти при загрузке <text:span text:style-name="T6">SCL </text:span>файлов.</text:p>
      <text:p text:style-name="P4">- добавлен<text:span text:style-name="T6"> </text:span>пункт <text:span text:style-name="T6">«Update FLASH ROM»</text:span> для быстрого обновления прошивок ПЗУ. </text:p>
      <text:p text:style-name="P4"/>
      <text:p text:style-name="P4">03.11.2010 Версия 0.21 Добавление функционала для поддержки <text:span text:style-name="T6">EVO-DOS.</text:span></text:p>
      <text:p text:style-name="P4">- добавлена возможность капирования в память для виртуального дисковода <text:span text:style-name="T6">TRD </text:span>и <text:span text:style-name="T6">SCL </text:span>(раскрытие образов);</text:p>
      <text:p text:style-name="P4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6">DOS #3D13</text:span>;</text:p>
      <text:p text:style-name="P4">- на экране добавлена возможность менять виртуальный дискововод не только клавишей <text:span text:style-name="T6">“Y”, </text:span>но и при помощи мыши;</text:p>
      <text:p text:style-name="P4">- внизу экрана добавлен краткая помощь по клавишам не задействованным в меню и клавише вызова краткой помощи по основному управлению (<text:span text:style-name="T6">H+RESET);</text:span></text:p>
      <text:p text:style-name="P4">- переименованны пункты сервис меню для работы с рамдиском. Теперь пункты начинаются со слова <text:span text:style-name="T6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4">- исправлено невозможность выхода из ошибочной ситуации с выводом окна. При выдаче окна прерывания были зпрещены.</text:p>
      <text:p text:style-name="P4"/>
      <text:p text:style-name="P4">21.10.2010 Версия 0.2.1 Исправление ошибок.</text:p>
      <text:p text:style-name="P4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4">- исправлено зависание при включение мыши по кнопке 9.</text:p>
      <text:p text:style-name="P4">- исправлен вылет в Бейсик при отсуствии мыши и попытке ее включения.</text:p>
      <text:p text:style-name="P4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4"/>
      <text:p text:style-name="P4"><text:soft-page-break/>07.10.2010 Версия 0.1A4 Продолжение переделок, тестовая версия.</text:p>
      <text:p text:style-name="P4">- исправлен вывод файлов и директорий при количестве больше высоты окна (скроллинг и страничное перемещение).</text:p>
      <text:p text:style-name="P4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4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4">- еще немного поэкспериментировал с отображением горячих клавиш в менюшках. <text:s/></text:p>
      <text:p text:style-name="P4"/>
      <text:p text:style-name="P2"><text:span text:style-name="T1">25.09.2010 Версия 0.1</text:span>A<text:span text:style-name="T1">2 Продолжение переделок, тестовая версия.</text:span></text:p>
      <text:p text:style-name="P4">- переделал некоторые меню по внешнему виду для общего стиля.</text:p>
      <text:p text:style-name="P4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4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4">- переделка внешнего вида.</text:p>
      <text:p text:style-name="P4">- переделана обработка горячих клавиш.</text:p>
      <text:p text:style-name="P4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4"/>
      <text:p text:style-name="P2">17.09.2010 <text:span text:style-name="T1">Версия 0.1А Вторая ревизия сорцов, тестовая версия.</text:span></text:p>
      <text:p text:style-name="P4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4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4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</text:span><text:span text:style-name="T1">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4">- исправил смену режимов без перерисовки экрана.</text:p>
      <text:p text:style-name="P4">- при смене дисковода перерисовка происходит из-за возможно открытого файлового меню.</text:p>
      <text:p text:style-name="P4">- при открытом файловом меню для <text:span text:style-name="T6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4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4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4">- возможно что-то еще забыл по мелочи, работа до версии 0.2 будут продолжена.</text:p>
      <text:p text:style-name="P2"><text:soft-page-break/></text:p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</text:span><text:span text:style-name="T1"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4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4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4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4">- исправлена возможность загрузки файлов размером максимум 40960 байт. В предыдущих версиях размер был максимум 40959 байт.</text:p>
      <text:p text:style-name="P4"/>
      <text:p text:style-name="P4">22.02.2010 Версия 0.11 Исправлен первый глюк.</text:p>
      <text:p text:style-name="P4">- неправильно отдавался тип <text:span text:style-name="T6">FAT </text:span>устройства микрозагрузчику <text:span text:style-name="T6">HOBETA </text:span>файлов.</text:p>
      <text:p text:style-name="P2"/>
      <text:p text:style-name="P2">21.02.2010 <text:span text:style-name="T1">Версия 0.1 Проверка и тестирование. </text:span></text:p>
      <text:p text:style-name="P9"><text:span text:style-name="T12">- за основу взяты исходники </text:span><text:span text:style-name="T11">GLUK 6.62. </text:span><text:span text:style-name="T12">Все исходники переведены в текстовый формат для </text:span><text:span text:style-name="T12">компиляции </text:span><text:span text:style-name="T1">SjASMPlus</text:span><text:span text:style-name="T11">. </text:span><text:span text:style-name="T12">При сборке используется упаковщик </text:span><text:span text:style-name="T11">MHMT.</text:span></text:p>
      <text:p text:style-name="P10"><text:span text:style-name="T13">- все исходники разбиты на несколько файлов по смыслу, хотя распределение не окончательное и </text:span><text:span text:style-name="T13">местами не точное. Многое осталось от исходного </text:span><text:span text:style-name="T11">GLUK</text:span><text:span text:style-name="T13">а. Так сказать «забадяжил» на старых </text:span><text:span text:style-name="T13">дрожжах.</text:span></text:p>
      <text:p text:style-name="P10"><text:span text:style-name="T13">- при переделке не пострадали и не изменялись все функции вызываемые по «Кнопка+</text:span><text:span text:style-name="T11">RESET</text:span><text:span text:style-name="T13">».</text:span></text:p>
      <text:p text:style-name="P10"><text:span text:style-name="T13">- без изменений остались </text:span><text:span text:style-name="T11">CD Boot </text:span><text:span text:style-name="T13">и </text:span><text:span text:style-name="T11">HDD Boot.</text:span></text:p>
      <text:p text:style-name="P10"><text:span text:style-name="T13">- полностью удален </text:span><text:span text:style-name="T11">PC.</text:span></text:p>
      <text:p text:style-name="P10"><text:span text:style-name="T13">- убрано определение байта </text:span><text:span text:style-name="T11">#47 </text:span><text:span text:style-name="T13">в ячейке </text:span><text:span text:style-name="T11">#12 CMOS.</text:span></text:p>
      <text:p text:style-name="P10"><text:span text:style-name="T11">- </text:span><text:span text:style-name="T13">удалены из исходников все опции связанные с компиляцией для АТМ.</text:span></text:p>
      <text:p text:style-name="P4">- убрана прозрачность окон.</text:p>
      <text:p text:style-name="P4">- убран вывод на экран уменьшенных копий сохраненных экранов, что создавало мусор на экране.</text:p>
      <text:p text:style-name="P10"><text:span text:style-name="T13">- удалены все пункты не имеющие никакой ценности. К ним относятся следующие пункты: </text:span><text:span text:style-name="T11">P.C., P.C.512, Cache, R.C., STS, XAS, Save SCR, TR KEEPER. </text:span><text:span text:style-name="T13">Удален также вновь добавленный пункт </text:span><text:span text:style-name="T11">FATALL. </text:span></text:p>
      <text:p text:style-name="P10"><text:span text:style-name="T13">- в меню «</text:span><text:span text:style-name="T11">Kills</text:span><text:span text:style-name="T13">»</text:span><text:span text:style-name="T11"> </text:span><text:span text:style-name="T13">следующие изменения: удален пункт </text:span><text:span text:style-name="T11">Low MEM. </text:span><text:span text:style-name="T13">Пункт </text:span><text:span text:style-name="T11">Pages </text:span><text:span text:style-name="T13">переименован в </text:span><text:span text:style-name="T11">Pages </text:span><text:span text:style-name="T11">128 </text:span><text:span text:style-name="T13">по функциональности. Форматилки </text:span><text:span text:style-name="T11">RAM </text:span><text:span text:style-name="T13">диска также переименованы по смыслу и добавлена </text:span><text:span text:style-name="T13">форматилка на 640 килобайт (стандартный размер </text:span><text:span text:style-name="T11">TR-DOS </text:span><text:span text:style-name="T13">дискеты</text:span><text:span text:style-name="T11">)</text:span><text:span text:style-name="T13">.</text:span></text:p>
      <text:p text:style-name="P1"><text:span text:style-name="T13">- </text:span><text:span text:style-name="T12">там же в меню «</text:span><text:span text:style-name="T13">Kills</text:span><text:span text:style-name="T12">» оставлен копировщик дискет с форматированием диска-приемника.</text:span></text:p>
      <text:p text:style-name="P4"><text:soft-page-break/>- временно убрана раскраска главного окна.</text:p>
      <text:p text:style-name="P10"><text:span text:style-name="T13">- у часов теперь не 2 состояния, а 3. Часы не найдены, на экране надпись </text:span><text:span text:style-name="T11">«NO CMOS». </text:span><text:span text:style-name="T13">Часы </text:span><text:span text:style-name="T13">найдены, но выключены. Надпись на экране </text:span><text:span text:style-name="T11">«OFF CMOS». </text:span><text:span text:style-name="T13">При найденных и включенных </text:span><text:span text:style-name="T13">соотвественно отображают время.</text:span></text:p>
      <text:p text:style-name="P10"><text:span text:style-name="T13">- обновление часов теперь происходит не по тайм ауту, а по установке бита 4 регистра </text:span><text:span text:style-name="T11">C </text:span><text:span text:style-name="T13">самих </text:span><text:span text:style-name="T13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10"><text:span text:style-name="T13">- определение часов делается по ячейке 0 (секунды). Ячейка </text:span><text:span text:style-name="T11">#11 </text:span><text:span text:style-name="T13">принимающее значение </text:span><text:span text:style-name="T11">#AA (</text:span><text:span text:style-name="T13">часы </text:span><text:span text:style-name="T13">включены)</text:span><text:span text:style-name="T11"> </text:span><text:span text:style-name="T13">или </text:span><text:span text:style-name="T11">#55 </text:span><text:span text:style-name="T13">(часы выключены) не используется для определения наличия часов.</text:span></text:p>
      <text:p text:style-name="P4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10"><text:span text:style-name="T13">- устранен глюк связанный с надписью </text:span><text:span text:style-name="T11">«I KNOW NOW». </text:span><text:span text:style-name="T13">При выбранном диске «</text:span><text:span text:style-name="T11">D</text:span><text:span text:style-name="T13">» и при </text:span><text:span text:style-name="T13">отсутствии на диске Бейсик файлов (при выборе «</text:span><text:span text:style-name="T11">GLUK BOOT</text:span><text:span text:style-name="T13">» выводится </text:span><text:span text:style-name="T11">«NO PROGS») </text:span><text:span text:style-name="T13">при </text:span><text:span text:style-name="T13">повторном нажатии </text:span><text:span text:style-name="T11">«Enter» выводилась</text:span><text:span text:style-name="T13"> окошко с текстом </text:span><text:span text:style-name="T11">«I KNOW NOW» </text:span><text:span text:style-name="T13">и все вешалось с </text:span><text:span text:style-name="T13">перерисовкой экрана без главного меню и выбранном диске </text:span><text:span text:style-name="T11">«A».</text:span></text:p>
      <text:p text:style-name="P9"><text:span text:style-name="T11">- </text:span><text:span text:style-name="T12">из-за использования части старого кода и неизменном (пока) главном цикле опроса управления не </text:span><text:span text:style-name="T12">устранен глюк с блокировкой клавиатуры. При наведении курсора мыши на буковки выбора дисководов </text:span><text:span text:style-name="T12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9">- в главное меню добавлен пункт <text:span text:style-name="T6">«FAT Boot» </text:span><text:span text:style-name="T1">для загрузки кодовых блоков записанных на </text:span><text:span text:style-name="T6">FAT </text:span><text:span text:style-name="T1">в </text:span><text:span text:style-name="T1">формате </text:span><text:span text:style-name="T6">HOBETA.</text:span></text:p>
      <text:p text:style-name="P10">- для работы с <text:span text:style-name="T6">FAT </text:span>добавлен соответствующий код и поддержка <text:span text:style-name="T6">SD </text:span>карт на <text:span text:style-name="T6">NeoGS </text:span>и <text:span text:style-name="T6">Z-</text:span>контроллер (на <text:span text:style-name="T6">ZX Evo </text:span>контроллер встроен в плату) и контроллер винчестера подключаемый по схеме <text:span text:style-name="T6">Nemo.</text:span></text:p>
      <text:p text:style-name="P9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6">GLUK</text:span><text:span text:style-name="T1">а открыты :</text:span><text:span text:style-name="T6">D</text:span></text:p>
      <text:p text:style-name="P9"><text:span text:style-name="T6">- </text:span><text:span text:style-name="T1">за глюки связанные с </text:span><text:span text:style-name="T6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12-04T21:33:33.98</dc:date>
    <meta:editing-duration>P26DT11H15M42S</meta:editing-duration>
    <meta:editing-cycles>156</meta:editing-cycles>
    <meta:generator>LibreOffice/3.6$Windows_x86 LibreOffice_project/58f22d5-270d05a-e2abed1-ea17a85-9b5702</meta:generator>
    <meta:document-statistic meta:table-count="0" meta:image-count="0" meta:object-count="0" meta:page-count="8" meta:paragraph-count="255" meta:word-count="3290" meta:character-count="22710" meta:non-whitespace-character-count="19658"/>
  </office:meta>
</office:document-meta>
</file>